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Nachlieli CLM2" svg:font-family="'Nachlieli CLM'"/>
    <style:font-face style:name="Monospace" svg:font-family="Monospace" style:font-adornments="Regular" style:font-pitch="fixed"/>
    <style:font-face style:name="David CLM"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margins" style:writing-mode="rl-tb"/>
    </style:style>
    <style:style style:name="Table1.A" style:family="table-column">
      <style:table-column-properties style:column-width="1.6729in" style:rel-column-width="16383*"/>
    </style:style>
    <style:style style:name="Table1.D" style:family="table-column">
      <style:table-column-properties style:column-width="1.6736in" style:rel-column-width="16386*"/>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D1" style:family="table-cell">
      <style:table-cell-properties fo:background-color="transparent"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Text_20_body">
      <style:paragraph-properties fo:line-height="100%"/>
      <style:text-properties officeooo:rsid="04af6545" officeooo:paragraph-rsid="04af6545"/>
    </style:style>
    <style:style style:name="P4" style:family="paragraph" style:parent-style-name="Text_20_body">
      <style:text-properties officeooo:rsid="06396fbd" officeooo:paragraph-rsid="06396fbd"/>
    </style:style>
    <style:style style:name="P5" style:family="paragraph" style:parent-style-name="Text_20_body">
      <style:text-properties officeooo:rsid="06396fbd" officeooo:paragraph-rsid="063bcfca"/>
    </style:style>
    <style:style style:name="P6" style:family="paragraph" style:parent-style-name="Text_20_body">
      <style:text-properties officeooo:rsid="0561464b" officeooo:paragraph-rsid="06203b25"/>
    </style:style>
    <style:style style:name="P7" style:family="paragraph" style:parent-style-name="Text_20_body">
      <style:text-properties officeooo:rsid="06418645" officeooo:paragraph-rsid="06418645"/>
    </style:style>
    <style:style style:name="P8" style:family="paragraph" style:parent-style-name="Text_20_body">
      <style:text-properties fo:language="en" fo:country="US" officeooo:rsid="0645ac4b" officeooo:paragraph-rsid="0645ac4b"/>
    </style:style>
    <style:style style:name="P9" style:family="paragraph" style:parent-style-name="Text_20_body">
      <style:text-properties fo:language="en" fo:country="US" officeooo:rsid="064b839f" officeooo:paragraph-rsid="064b839f"/>
    </style:style>
    <style:style style:name="P10" style:family="paragraph" style:parent-style-name="Text_20_body">
      <style:text-properties fo:language="en" fo:country="US" officeooo:rsid="064d4a21" officeooo:paragraph-rsid="064d4a21"/>
    </style:style>
    <style:style style:name="P11" style:family="paragraph" style:parent-style-name="Text_20_body">
      <style:text-properties fo:language="en" fo:country="US" officeooo:rsid="06571a97" officeooo:paragraph-rsid="06571a97"/>
    </style:style>
    <style:style style:name="P12" style:family="paragraph" style:parent-style-name="Text_20_body">
      <style:text-properties officeooo:rsid="064d4a21" officeooo:paragraph-rsid="064d4a21"/>
    </style:style>
    <style:style style:name="P13" style:family="paragraph" style:parent-style-name="Text_20_body">
      <style:text-properties officeooo:rsid="064ea094" officeooo:paragraph-rsid="064ea094"/>
    </style:style>
    <style:style style:name="P14" style:family="paragraph" style:parent-style-name="Text_20_body">
      <style:text-properties officeooo:rsid="05ccb8c6" officeooo:paragraph-rsid="06550251"/>
    </style:style>
    <style:style style:name="P15" style:family="paragraph" style:parent-style-name="Text_20_body">
      <style:text-properties officeooo:rsid="06550251" officeooo:paragraph-rsid="06550251"/>
    </style:style>
    <style:style style:name="P16" style:family="paragraph" style:parent-style-name="Text_20_body">
      <style:text-properties officeooo:rsid="065c3627" officeooo:paragraph-rsid="065c3627"/>
    </style:style>
    <style:style style:name="P17" style:family="paragraph" style:parent-style-name="Heading_20_2">
      <style:paragraph-properties fo:line-height="100%"/>
      <style:text-properties officeooo:rsid="04af6545" officeooo:paragraph-rsid="05ccb8c6"/>
    </style:style>
    <style:style style:name="P18" style:family="paragraph" style:parent-style-name="Heading_20_2">
      <style:paragraph-properties fo:line-height="100%"/>
      <style:text-properties officeooo:rsid="04af6545" officeooo:paragraph-rsid="063cefd9"/>
    </style:style>
    <style:style style:name="P19" style:family="paragraph" style:parent-style-name="Heading_20_2">
      <style:text-properties officeooo:paragraph-rsid="061fac42"/>
    </style:style>
    <style:style style:name="P20" style:family="paragraph" style:parent-style-name="Heading_20_2">
      <style:paragraph-properties fo:line-height="100%"/>
      <style:text-properties officeooo:paragraph-rsid="0653df12"/>
    </style:style>
    <style:style style:name="P21" style:family="paragraph" style:parent-style-name="Heading_20_2">
      <style:paragraph-properties fo:margin-left="0in" fo:margin-right="0in" fo:line-height="100%" fo:text-align="end" style:justify-single-word="false" fo:text-indent="0in" style:auto-text-indent="false" style:writing-mode="rl-tb"/>
      <style:text-properties officeooo:rsid="04af6545" officeooo:paragraph-rsid="064d4a21"/>
    </style:style>
    <style:style style:name="P22" style:family="paragraph" style:parent-style-name="Text_20_body">
      <style:paragraph-properties fo:text-align="start" style:justify-single-word="false" style:writing-mode="lr-tb"/>
      <style:text-properties fo:language="en" fo:country="US" officeooo:rsid="064ea094" officeooo:paragraph-rsid="064ea094"/>
    </style:style>
    <style:style style:name="P23" style:family="paragraph" style:parent-style-name="Text_20_body">
      <style:paragraph-properties fo:text-align="start" style:justify-single-word="false" style:writing-mode="lr-tb"/>
      <style:text-properties officeooo:rsid="06561c52" officeooo:paragraph-rsid="06561c52"/>
    </style:style>
    <style:style style:name="P24" style:family="paragraph" style:parent-style-name="Text_20_body">
      <style:paragraph-properties fo:text-align="end" style:justify-single-word="false" style:writing-mode="rl-tb"/>
      <style:text-properties fo:language="en" fo:country="US" officeooo:rsid="064ea094" officeooo:paragraph-rsid="064ea094"/>
    </style:style>
    <style:style style:name="P2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64d4a21" officeooo:paragraph-rsid="064d4a21"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64d4a21" officeooo:paragraph-rsid="064d4a21"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64ea094" officeooo:paragraph-rsid="064ea094"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ext_20_body" style:list-style-name="L1">
      <style:text-properties fo:language="en" fo:country="US" officeooo:rsid="06605c70" officeooo:paragraph-rsid="06605c70"/>
    </style:style>
    <style:style style:name="P29" style:family="paragraph" style:parent-style-name="Text_20_body" style:list-style-name="L1">
      <style:text-properties fo:language="en" fo:country="US" officeooo:rsid="06605c70" officeooo:paragraph-rsid="06617858"/>
    </style:style>
    <style:style style:name="P30" style:family="paragraph" style:parent-style-name="Text_20_body">
      <style:text-properties fo:language="en" fo:country="US" officeooo:rsid="06605c70" officeooo:paragraph-rsid="06605c70"/>
    </style:style>
    <style:style style:name="P31" style:family="paragraph" style:parent-style-name="Text_20_body">
      <style:paragraph-properties fo:margin-left="0in" fo:margin-right="0in" fo:line-height="120%" fo:text-align="end" style:justify-single-word="false" fo:text-indent="0in" style:auto-text-indent="false" style:writing-mode="rl-tb"/>
      <style:text-properties fo:language="en" fo:country="US" officeooo:rsid="06605c70" officeooo:paragraph-rsid="06617858"/>
    </style:style>
    <style:style style:name="P32" style:family="paragraph" style:parent-style-name="Text_20_body">
      <style:paragraph-properties fo:text-align="end" style:justify-single-word="false" style:writing-mode="rl-tb"/>
      <style:text-properties fo:language="en" fo:country="US" officeooo:rsid="064ea094" officeooo:paragraph-rsid="064ea094"/>
    </style:style>
    <style:style style:name="P33" style:family="paragraph" style:parent-style-name="Text_20_body" style:list-style-name="L1">
      <style:paragraph-properties fo:text-align="end" style:justify-single-word="false" style:writing-mode="rl-tb"/>
      <style:text-properties fo:language="en" fo:country="US" officeooo:rsid="06605c70" officeooo:paragraph-rsid="066487ba"/>
    </style:style>
    <style:style style:name="P34" style:family="paragraph" style:parent-style-name="Text_20_body" style:list-style-name="L1">
      <style:paragraph-properties fo:text-align="end" style:justify-single-word="false" style:writing-mode="rl-tb"/>
      <style:text-properties fo:language="en" fo:country="US" officeooo:rsid="06605c70" officeooo:paragraph-rsid="0665055b"/>
    </style:style>
    <style:style style:name="P35" style:family="paragraph" style:parent-style-name="Text_20_body" style:list-style-name="L1">
      <style:paragraph-properties fo:text-align="end" style:justify-single-word="false" style:writing-mode="rl-tb"/>
      <style:text-properties fo:language="en" fo:country="US" officeooo:rsid="06605c70" officeooo:paragraph-rsid="0665ea01"/>
    </style:style>
    <style:style style:name="P36" style:family="paragraph" style:parent-style-name="Text_20_body">
      <style:paragraph-properties fo:text-align="end" style:justify-single-word="false" style:writing-mode="rl-tb"/>
      <style:text-properties fo:language="en" fo:country="US" officeooo:rsid="06605c70" officeooo:paragraph-rsid="066487ba"/>
    </style:style>
    <style:style style:name="P37" style:family="paragraph" style:parent-style-name="Text_20_body">
      <style:paragraph-properties fo:text-align="end" style:justify-single-word="false" style:writing-mode="rl-tb"/>
      <style:text-properties fo:language="en" fo:country="US" officeooo:rsid="06605c70" officeooo:paragraph-rsid="0665055b"/>
    </style:style>
    <style:style style:name="P38" style:family="paragraph" style:parent-style-name="Text_20_body">
      <style:paragraph-properties fo:text-align="end" style:justify-single-word="false" style:writing-mode="rl-tb"/>
      <style:text-properties fo:language="en" fo:country="US" officeooo:rsid="06605c70" officeooo:paragraph-rsid="0665ea01"/>
    </style:style>
    <style:style style:name="P39" style:family="paragraph" style:parent-style-name="Heading_20_1">
      <style:paragraph-properties fo:line-height="100%"/>
      <style:text-properties officeooo:rsid="05226f8d" officeooo:paragraph-rsid="04af6545"/>
    </style:style>
    <style:style style:name="T1" style:family="text">
      <style:text-properties officeooo:rsid="058fcc10"/>
    </style:style>
    <style:style style:name="T2" style:family="text">
      <style:text-properties style:font-name="Times New Roman" fo:font-style="italic" officeooo:rsid="058fcc10" style:font-style-asian="italic" style:font-style-complex="italic"/>
    </style:style>
    <style:style style:name="T3" style:family="text">
      <style:text-properties fo:font-weight="bold" style:font-weight-asian="bold" style:font-weight-complex="bold"/>
    </style:style>
    <style:style style:name="T4" style:family="text">
      <style:text-properties fo:font-weight="bold" officeooo:rsid="0610e6e9" style:font-weight-asian="bold" style:font-weight-complex="bold"/>
    </style:style>
    <style:style style:name="T5" style:family="text">
      <style:text-properties fo:font-weight="bold" officeooo:rsid="05f3980c" style:font-weight-asian="bold" style:font-weight-complex="bold"/>
    </style:style>
    <style:style style:name="T6" style:family="text">
      <style:text-properties style:text-position="sub 58%"/>
    </style:style>
    <style:style style:name="T7" style:family="text">
      <style:text-properties style:text-position="sub 58%" fo:font-weight="normal" style:font-weight-asian="normal" style:font-weight-complex="normal"/>
    </style:style>
    <style:style style:name="T8" style:family="text">
      <style:text-properties style:text-position="sub 58%" fo:language="en" fo:country="US"/>
    </style:style>
    <style:style style:name="T9" style:family="text">
      <style:text-properties style:text-position="sub 58%" fo:language="en" fo:country="US" officeooo:rsid="0656e4aa"/>
    </style:style>
    <style:style style:name="T10" style:family="text">
      <style:text-properties fo:language="en" fo:country="US"/>
    </style:style>
    <style:style style:name="T11" style:family="text">
      <style:text-properties fo:language="en" fo:country="US" officeooo:rsid="060192ee"/>
    </style:style>
    <style:style style:name="T12" style:family="text">
      <style:text-properties fo:language="en" fo:country="US" officeooo:rsid="06342bc4"/>
    </style:style>
    <style:style style:name="T13" style:family="text">
      <style:text-properties fo:language="en" fo:country="US" officeooo:rsid="0645ac4b"/>
    </style:style>
    <style:style style:name="T14" style:family="text">
      <style:text-properties fo:language="en" fo:country="US" officeooo:rsid="063a5131"/>
    </style:style>
    <style:style style:name="T15" style:family="text">
      <style:text-properties fo:language="en" fo:country="US" officeooo:rsid="063bcfca"/>
    </style:style>
    <style:style style:name="T16" style:family="text">
      <style:text-properties fo:language="en" fo:country="US" fo:font-style="italic" style:font-style-asian="italic" style:font-style-complex="italic"/>
    </style:style>
    <style:style style:name="T17" style:family="text">
      <style:text-properties fo:language="en" fo:country="US" officeooo:rsid="06421c22"/>
    </style:style>
    <style:style style:name="T18" style:family="text">
      <style:text-properties fo:language="en" fo:country="US" officeooo:rsid="064b839f"/>
    </style:style>
    <style:style style:name="T19" style:family="text">
      <style:text-properties fo:language="en" fo:country="US" officeooo:rsid="064e3352"/>
    </style:style>
    <style:style style:name="T20" style:family="text">
      <style:text-properties fo:language="en" fo:country="US" officeooo:rsid="06538420"/>
    </style:style>
    <style:style style:name="T21" style:family="text">
      <style:text-properties fo:language="en" fo:country="US" officeooo:rsid="06561c52"/>
    </style:style>
    <style:style style:name="T22" style:family="text">
      <style:text-properties fo:language="en" fo:country="US" officeooo:rsid="0656e4aa"/>
    </style:style>
    <style:style style:name="T23" style:family="text">
      <style:text-properties fo:language="en" fo:country="US" officeooo:rsid="065858ba"/>
    </style:style>
    <style:style style:name="T24" style:family="text">
      <style:text-properties officeooo:rsid="0610e6e9"/>
    </style:style>
    <style:style style:name="T25" style:family="text">
      <style:text-properties officeooo:rsid="06387df2"/>
    </style:style>
    <style:style style:name="T26" style:family="text">
      <style:text-properties officeooo:rsid="06396fbd"/>
    </style:style>
    <style:style style:name="T27" style:family="text">
      <style:text-properties officeooo:rsid="063a5131"/>
    </style:style>
    <style:style style:name="T28" style:family="text">
      <style:text-properties officeooo:rsid="063cefd9"/>
    </style:style>
    <style:style style:name="T29" style:family="text">
      <style:text-properties officeooo:rsid="063ee397"/>
    </style:style>
    <style:style style:name="T30" style:family="text">
      <style:text-properties fo:font-weight="normal" officeooo:rsid="0610e6e9" style:font-weight-asian="normal" style:font-weight-complex="normal"/>
    </style:style>
    <style:style style:name="T31" style:family="text">
      <style:text-properties fo:font-weight="normal" officeooo:rsid="064040d1" style:font-weight-asian="normal" style:font-weight-complex="normal"/>
    </style:style>
    <style:style style:name="T32" style:family="text">
      <style:text-properties officeooo:rsid="06421c22"/>
    </style:style>
    <style:style style:name="T33" style:family="text">
      <style:text-properties officeooo:rsid="06468e88"/>
    </style:style>
    <style:style style:name="T34" style:family="text">
      <style:text-properties officeooo:rsid="064b839f"/>
    </style:style>
    <style:style style:name="T35" style:family="text">
      <style:text-properties officeooo:rsid="064d4a21"/>
    </style:style>
    <style:style style:name="T36" style:family="text">
      <style:text-properties officeooo:rsid="05f3980c"/>
    </style:style>
    <style:style style:name="T37" style:family="text">
      <style:text-properties officeooo:rsid="0653df12"/>
    </style:style>
    <style:style style:name="T38" style:family="text">
      <style:text-properties officeooo:rsid="06561c52"/>
    </style:style>
    <style:style style:name="T39" style:family="text">
      <style:text-properties officeooo:rsid="065e3321"/>
    </style:style>
    <style:style style:name="T40" style:family="text">
      <style:text-properties officeooo:rsid="066249de"/>
    </style:style>
    <style:style style:name="T41" style:family="text">
      <style:text-properties officeooo:rsid="066487ba"/>
    </style:style>
    <style:style style:name="T42" style:family="text">
      <style:text-properties officeooo:rsid="0665055b"/>
    </style:style>
    <style:style style:name="T43" style:family="text">
      <style:text-properties officeooo:rsid="06676214"/>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9" text:outline-level="1">מטלה - חלוקה הוגנת של קרקעות ועוגות</text:h>
      <text:p text:style-name="P3">יש לענות על שאלה אחת לבחירתכם. <text:span text:style-name="T11">שאלות המסומנות ב</text:span><text:span text:style-name="T12">כוכבית </text:span><text:span text:style-name="T11">* מזכות בניקוד כפול.</text:span></text:p>
      <text:p text:style-name="P17">שאלה <text:span text:style-name="T26">1</text:span>: <text:span text:style-name="T25">שיקולים אסטרטגיים באלגוריתם חלוקה</text:span></text:p>
      <text:p text:style-name="P4">א. אתם חולקים עוגה עם עוד מישהו בשיטת "חתוך ובחר", כאשר אתם החותכים. הצלחתם להשיג מידע מדוייק על פונקציית הערך של השחקן השני. איך תחתכו את העוגה באופן שייתן לכם את הערך הגבוה ביותר האפשרי? <text:span text:style-name="T27">הדגימו מצב שבו תוכלו להשיג 100% מהערך הכולל שלכם, ומצב אחר שבו תוכלו להשיג רק 50% מהערך הכולל שלכם.</text:span></text:p>
      <text:p text:style-name="P5">ב. אתם חולקים עוגה עם עוד <text:span text:style-name="T10">n-1 אנשים בעזרת אלגוריתם אבן-פז. לאחר שביצעתם תחקיר מקיף על האנשים האחרים בחלוקה, אתם יודעים במדוייק את פונקציות הערך שלהם. מה תעשו בכל צעד באלגוריתם, על-מנת להשיג את הערך הגבוה ביותר האפשרי? </text:span><text:span text:style-name="T14">הדגימו מצב שבו תוכלו להשיג 100% מהערך הכולל שלכם, ומצב אחר שבו תוכלו להשיג רק </text:span><text:span text:style-name="T15">50</text:span><text:span text:style-name="T14">% מהערך הכולל שלכם.</text:span></text:p>
      <text:list xml:id="list3218246129" text:style-name="L1">
        <text:list-item>
          <text:p text:style-name="P28"><text:span text:style-name="T3">פתרון</text:span>: איתי בן משה</text:p>
        </text:list-item>
      </text:list>
      <text:p text:style-name="P30"/>
      <text:p text:style-name="P18">שאלה <text:span text:style-name="T28">2</text:span>: <text:span text:style-name="T29">חלוקת תורנות קשירה וללא קנאה</text:span></text:p>
      <text:p text:style-name="P6">אמא ואבא נסעו לנופש, והשאירו את <text:span text:style-name="T2">n</text:span> ילדיהם <text:span text:style-name="T1">הגדולים </text:span>לשמור על <text:span text:style-name="T1">התינוקת ה-1+</text:span><text:span text:style-name="T2">n</text:span><text:span text:style-name="T1">.</text:span> <text:span text:style-name="T24">הם מעוניינים לחלק ביניהם את זמן השמירה </text:span><text:span text:style-name="T4">ללא קנאה</text:span><text:span text:style-name="T24">, כך שכל ילד יקבל משמרת </text:span><text:span text:style-name="T4">רציפה</text:span><text:span text:style-name="T30"> </text:span><text:span text:style-name="T31">(קשירה). </text:span><text:span text:style-name="T24">הניחו שהילדים </text:span><text:span text:style-name="T4">לא אוהבים </text:span><text:span text:style-name="T24">לשמור – כל אחד רוצה לשמור כמה שפחות. </text:span></text:p>
      <text:p text:style-name="P7">הסבירו איך אפשר להכליל את אלגוריתם <text:span text:style-name="T32">הסימפלקסונים</text:span><text:span text:style-name="T17"> </text:span>של סימונס וסו למצב זה <text:span text:style-name="T20">(למצוא חלוקה כמעט ללא-קנאה - עד-כדי שניה אחת)</text:span>. <text:s/>הוכיחו את נכונות האלגוריתם עבור <text:span text:style-name="T16">n=3</text:span><text:span text:style-name="T10">.</text:span></text:p>
      <text:list xml:id="list162816020062602" text:continue-numbering="true" text:style-name="L1">
        <text:list-item>
          <text:p text:style-name="P29"><text:span text:style-name="T3">פתרון</text:span>: <text:span text:style-name="T40">עומרי יונתני</text:span></text:p>
        </text:list-item>
      </text:list>
      <text:p text:style-name="P31"/>
      <text:p text:style-name="P21">שאלה <text:span text:style-name="T35">3</text:span>: <text:span text:style-name="T35">מיקסום סכום הערכים</text:span></text:p>
      <text:p text:style-name="P12">נתונה עוגה המחולקת ל-<text:span text:style-name="T10">k איזורים. יש שני אנשים, וכל אחד מהם מייחס ערך שונה לכל איזור. </text:span><text:span text:style-name="T19">עבור כל אחד מהשחקנים, סכום הערכים עבור העוגה כולה הוא 100. </text:span><text:span text:style-name="T10">הנה דוגמה עבור k=3:</text:span></text:p>
      <table:table table:name="Table1" table:style-name="Table1">
        <table:table-column table:style-name="Table1.A" table:number-columns-repeated="3"/>
        <table:table-column table:style-name="Table1.D"/>
        <table:table-row>
          <table:table-cell table:style-name="Table1.A1" office:value-type="string">
            <text:p text:style-name="P25">איזור:</text:p>
          </table:table-cell>
          <table:table-cell table:style-name="Table1.A1" office:value-type="string">
            <text:p text:style-name="P26">איזור א</text:p>
          </table:table-cell>
          <table:table-cell table:style-name="Table1.A1" office:value-type="string">
            <text:p text:style-name="P26">איזור ב</text:p>
          </table:table-cell>
          <table:table-cell table:style-name="Table1.D1" office:value-type="string">
            <text:p text:style-name="P26">איזור ג</text:p>
          </table:table-cell>
        </table:table-row>
        <table:table-row>
          <table:table-cell table:style-name="Table1.A2" office:value-type="string">
            <text:p text:style-name="P25">הערך של עמי:</text:p>
          </table:table-cell>
          <table:table-cell table:style-name="Table1.A2" office:value-type="string">
            <text:p text:style-name="P27">50</text:p>
          </table:table-cell>
          <table:table-cell table:style-name="Table1.A2" office:value-type="string">
            <text:p text:style-name="P27">10</text:p>
          </table:table-cell>
          <table:table-cell table:style-name="Table1.D2" office:value-type="string">
            <text:p text:style-name="P27">40</text:p>
          </table:table-cell>
        </table:table-row>
        <table:table-row>
          <table:table-cell table:style-name="Table1.A2" office:value-type="string">
            <text:p text:style-name="P25">הערך של תמי:</text:p>
          </table:table-cell>
          <table:table-cell table:style-name="Table1.A2" office:value-type="string">
            <text:p text:style-name="P27">10</text:p>
          </table:table-cell>
          <table:table-cell table:style-name="Table1.A2" office:value-type="string">
            <text:p text:style-name="P27">60</text:p>
          </table:table-cell>
          <table:table-cell table:style-name="Table1.D2" office:value-type="string">
            <text:p text:style-name="P27">30</text:p>
          </table:table-cell>
        </table:table-row>
      </table:table>
      <text:p text:style-name="P10"/>
      <text:p text:style-name="P13">א. תארו אלגוריתם המחלק את העוגה כך ש<text:span text:style-name="T3">סכום הערכים</text:span> הוא מקסימלי. כלומר: הביטוי </text:p>
      <text:p text:style-name="P22">V<text:span text:style-name="T7">1</text:span>(X<text:span text:style-name="T6">1</text:span>) + V<text:span text:style-name="T6">2</text:span>(X<text:span text:style-name="T6">2</text:span>)</text:p>
      <text:p text:style-name="P24"><text:soft-page-break/>גדול ככל האפשר.</text:p>
      <text:p text:style-name="P24">ב. האם האלגוריתם שלכם תמיד מוצא חלוקה פרופורציונלית? הוכיחו או הביאו דוגמה נגדית.</text:p>
      <text:list xml:id="list162815224217834" text:continue-numbering="true" text:style-name="L1">
        <text:list-item>
          <text:p text:style-name="P33"><text:span text:style-name="T3">פתרון</text:span>: <text:span text:style-name="T41">תם לטין</text:span></text:p>
        </text:list-item>
      </text:list>
      <text:p text:style-name="P36"/>
      <text:p text:style-name="P20"><text:span text:style-name="T37">שאלה 4: </text:span><text:span text:style-name="T23">Fair and Square</text:span></text:p>
      <text:p text:style-name="P14"><text:span text:style-name="T36">נתונה חלקת-אדמה בצורת ריבוע. יש לחלק אותה בין שני אנשים, כך שכל אחד יקבל </text:span><text:span text:style-name="T5">ריבוע.</text:span></text:p>
      <text:p text:style-name="P15">א. הראו דוגמה שבה לא קיימת חלוקה פרופורציונלית.</text:p>
      <text:p text:style-name="P15">* ב. <text:span text:style-name="T38">תארו אלגוריתם המוצא חלוקה "חצי פרופורציונלית" לשני אנשים, כלומר, </text:span><text:span text:style-name="T22">כל שחקן i מקבל <text:line-break/>ריבוע X</text:span><text:span text:style-name="T9">i</text:span><text:span text:style-name="T22"> ששוויו לפחות רבע מהעוגה כולה:</text:span></text:p>
      <text:p text:style-name="P23"><text:span text:style-name="T21">V</text:span><text:span text:style-name="T8">i</text:span><text:span text:style-name="T10">(X</text:span><text:span text:style-name="T8">i</text:span><text:span text:style-name="T10">) &gt;= V</text:span><text:span text:style-name="T8">i</text:span><text:span text:style-name="T10">(C) / 4</text:span></text:p>
      <text:p text:style-name="P11">הוכיחו את נכונות האלגוריתם.</text:p>
      <text:list xml:id="list162814314544255" text:continue-numbering="true" text:style-name="L1">
        <text:list-item>
          <text:p text:style-name="P34"><text:span text:style-name="T3">פתרון</text:span>: <text:span text:style-name="T42">נתנאל אלברט</text:span></text:p>
        </text:list-item>
      </text:list>
      <text:p text:style-name="P37"/>
      <text:p text:style-name="P19">* שאלה <text:span text:style-name="T37">5</text:span>: <text:span text:style-name="T13">חלוקה הוגנת בפייתון</text:span></text:p>
      <text:p text:style-name="P8">הורידו את הספריה <text:span text:style-name="T10">fairpy – ספריה של אלגוריתמי חלוקה הוגנת בפייתון: </text:span><text:a xlink:type="simple" xlink:href="https://github.com/erelsgl/fairpy" text:style-name="Internet_20_link" text:visited-style-name="Visited_20_Internet_20_Link">https://github.com/erelsgl/fairpy</text:a><text:span text:style-name="T10"> </text:span></text:p>
      <text:p text:style-name="P8">השתמשו במחלקות של הספריה, <text:span text:style-name="T33">הנמצאות </text:span>בתיקיה <text:span text:style-name="T10">cake, </text:span>כדי לממש את אלגוריתם אבן-פז.</text:p>
      <text:p text:style-name="P9">שימו לב: המימוש כולל שני קבצים – האלגוריתם עצמו בקובץ <text:span text:style-name="T10">even_paz.py ותוכנית הדגמה בקובץ even_paz_demo.py. </text:span></text:p>
      <text:p text:style-name="P8">(<text:span text:style-name="T34">ראו דוגמאות בקבצים </text:span><text:span text:style-name="T10"><text:line-break/></text:span><text:span text:style-name="T18">cut_and_choose.py, cut_and_choose_demo.py</text:span></text:p>
      <text:p text:style-name="P9"><text:span text:style-name="T18">l</text:span><text:span text:style-name="T10">ast_diminisher.py, last_diminisher_demo.py ).</text:span></text:p>
      <text:p text:style-name="P16">בשאלה זו אפשר להגיש קישור לגיטהאב <text:span text:style-name="T39">שלכם</text:span>.</text:p>
      <text:list xml:id="list162815801020106" text:continue-numbering="true" text:style-name="L1">
        <text:list-item>
          <text:p text:style-name="P35"><text:span text:style-name="T3">פתרון</text:span>: <text:span text:style-name="T43">בשיעור</text:span></text:p>
        </text:list-item>
      </text:list>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Nachlieli CLM2" svg:font-family="'Nachlieli CLM'"/>
    <style:font-face style:name="Monospace" svg:font-family="Monospace" style:font-adornments="Regular" style:font-pitch="fixed"/>
    <style:font-face style:name="David CLM"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hadow="none" style:writing-mode="rl-tb"/>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loext: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Nachlieli CLM"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able_20_Contents" style:display-name="Table Contents" style:family="paragraph" style:parent-style-name="Standard" style:class="extra"/>
    <style:style style:name="Footnote" style:family="paragraph" style:parent-style-name="Standard" style:class="extra"/>
    <style:style style:name="Table_20_Heading" style:display-name="Table Heading" style:family="paragraph" style:parent-style-name="Table_20_Contents" style:class="extra"/>
    <style:style style:name="Numbering_20_Symbols" style:display-name="Numbering Symbol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Internet_20_Link" style:display-name="Internet Link" style:family="paragraph" style:default-outline-level="">
      <style:paragraph-properties fo:text-align="start" style:justify-single-word="false" fo:orphans="2" fo:widows="2" style:writing-mode="lr-tb"/>
      <style:text-properties fo:color="#00008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s"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note_20_Anchor" style:display-name="Footnote Anchor"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note_20_Characters" style:display-name="Footnote Character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5f_1" style:display-name="Default_1"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1" style:display-name="Title and Content~LT~Gliederung 1" style:family="paragraph" style:default-outline-level="">
      <style:paragraph-properties fo:margin-left="0in" fo:margin-right="0in" fo:margin-top="0.21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left="0in" fo:margin-right="0in" fo:margin-top="0.172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left="0in" fo:margin-right="0in" fo:margin-top="0.129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left="0in" fo:margin-right="0in" fo:margin-top="0.0866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5f__7e_LT_7e_Gliederung_20_1" style:display-name="Title and Content_~LT~Gliederung 1" style:family="paragraph" style:default-outline-level="">
      <style:paragraph-properties fo:margin-left="0in" fo:margin-right="0in" fo:margin-top="0.21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Gliederung_20_2" style:display-name="Title and Content_~LT~Gliederung 2" style:family="paragraph" style:parent-style-name="Title_20_and_20_Content_5f__7e_LT_7e_Gliederung_20_1" style:default-outline-level="">
      <style:paragraph-properties fo:margin-left="0in" fo:margin-right="0in" fo:margin-top="0.172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5f__7e_LT_7e_Gliederung_20_3" style:display-name="Title and Content_~LT~Gliederung 3" style:family="paragraph" style:parent-style-name="Title_20_and_20_Content_5f__7e_LT_7e_Gliederung_20_2" style:default-outline-level="">
      <style:paragraph-properties fo:margin-left="0in" fo:margin-right="0in" fo:margin-top="0.129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4" style:display-name="Title and Content_~LT~Gliederung 4" style:family="paragraph" style:parent-style-name="Title_20_and_20_Content_5f__7e_LT_7e_Gliederung_20_3" style:default-outline-level="">
      <style:paragraph-properties fo:margin-left="0in" fo:margin-right="0in" fo:margin-top="0.0866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5" style:display-name="Title and Content_~LT~Gliederung 5" style:family="paragraph" style:parent-style-name="Title_20_and_20_Content_5f__7e_LT_7e_Gliederung_20_4"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6" style:display-name="Title and Content_~LT~Gliederung 6" style:family="paragraph" style:parent-style-name="Title_20_and_20_Content_5f__7e_LT_7e_Gliederung_20_5"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7" style:display-name="Title and Content_~LT~Gliederung 7" style:family="paragraph" style:parent-style-name="Title_20_and_20_Content_5f__7e_LT_7e_Gliederung_20_6"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8" style:display-name="Title and Content_~LT~Gliederung 8" style:family="paragraph" style:parent-style-name="Title_20_and_20_Content_5f__7e_LT_7e_Gliederung_20_7"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9" style:display-name="Title and Content_~LT~Gliederung 9" style:family="paragraph" style:parent-style-name="Title_20_and_20_Content_5f__7e_LT_7e_Gliederung_20_8"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Titel" style:display-name="Title and Content_~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Untertitel" style:display-name="Title and Content_~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Notizen" style:display-name="Title and Content_~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Hintergrundobjekte" style:display-name="Title and Content_~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5f__7e_LT_7e_Hintergrund" style:display-name="Title and Content_~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2</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4T18:18:28.350895855</meta:creation-date>
    <meta:generator>LibreOffice/6.1.1.2$Windows_X86_64 LibreOffice_project/5d19a1bfa650b796764388cd8b33a5af1f5baa1b</meta:generator>
    <dc:date>2020-11-11T16:28:13.622000000</dc:date>
    <meta:editing-duration>P11DT4H23M16S</meta:editing-duration>
    <meta:editing-cycles>1477</meta:editing-cycles>
    <meta:document-statistic meta:table-count="1" meta:image-count="0" meta:object-count="0" meta:page-count="2" meta:paragraph-count="46" meta:word-count="441" meta:character-count="2485" meta:non-whitespace-character-count="2085"/>
  </office:meta>
</office:document-meta>
</file>